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CalcResult"/>
    <style:style style:name="ce67" style:family="table-cell" style:parent-style-name="CalcBoxBottom"/>
    <style:style style:name="ce68" style:family="table-cell" style:parent-style-name="CalcResult" style:data-style-name="N0"/>
    <style:style style:name="ce69" style:family="table-cell" style:parent-style-name="CalcBoxBottom" style:data-style-name="N0"/>
    <style:style style:name="ce70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2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CalcResult"/>
    <style:style style:name="ce84" style:family="table-cell" style:parent-style-name="Calc">
      <style:text-properties style:font-name="DejaVu Sans2" style:font-name-asian="DejaVu Sans2" style:font-name-complex="DejaVu Sans2"/>
    </style:style>
    <style:style style:name="ce27" style:family="table-cell" style:parent-style-name="Calc"/>
    <style:style style:name="ce28" style:family="table-cell" style:parent-style-name="CalcResult"/>
    <style:style style:name="ce29" style:family="table-cell" style:parent-style-name="CalcBoxBottom"/>
    <style:style style:name="ce30" style:family="table-cell" style:parent-style-name="CalcResult"/>
    <style:style style:name="ce85" style:family="table-cell" style:parent-style-name="CalcResultScientific">
      <style:text-properties style:font-name="DejaVu Sans3" style:font-name-asian="DejaVu Sans3" style:font-name-complex="DejaVu Sans3"/>
    </style:style>
    <style:style style:name="ce86" style:family="table-cell" style:parent-style-name="Input">
      <style:text-properties style:font-name="DejaVu Sans3" style:font-name-complex="DejaVu Sans3"/>
    </style:style>
    <style:style style:name="ce87" style:family="table-cell" style:parent-style-name="Calc">
      <style:text-properties style:font-name="DejaVu Sans3" style:font-name-complex="DejaVu Sans3"/>
    </style:style>
    <style:style style:name="ce88" style:family="table-cell" style:parent-style-name="CalcResultScientific"/>
    <style:style style:name="ce100" style:family="table-cell" style:parent-style-name="CalcResult" style:data-style-name="N0"/>
    <style:style style:name="ce101" style:family="table-cell" style:parent-style-name="CalcResult"/>
    <style:style style:name="ce102" style:family="table-cell" style:parent-style-name="CalcResult" style:data-style-name="N0"/>
    <style:style style:name="ce32" style:family="table-cell" style:parent-style-name="Calc"/>
    <style:style style:name="ce33" style:family="table-cell" style:parent-style-name="CalcBoxBottom"/>
    <style:style style:name="ce35" style:family="table-cell" style:parent-style-name="CalcBoxBottom" style:data-style-name="N0"/>
    <style:style style:name="ce93" style:family="table-cell" style:parent-style-name="CalcSeparator"/>
    <style:style style:name="ce96" style:family="table-cell" style:parent-style-name="Calc" style:data-style-name="N0"/>
    <style:style style:name="ce98" style:family="table-cell" style:parent-style-name="CalcResult"/>
    <style:style style:name="ce99" style:family="table-cell" style:parent-style-name="CalcResult" style:data-style-name="N0"/>
    <style:style style:name="ce40" style:family="table-cell" style:parent-style-name="CalcResult"/>
    <style:style style:name="ce41" style:family="table-cell" style:parent-style-name="CalcBoxBottom"/>
    <style:style style:name="ce42" style:family="table-cell" style:parent-style-name="CalcResult" style:data-style-name="N0"/>
    <style:style style:name="ce43" style:family="table-cell" style:parent-style-name="CalcBoxBottom" style:data-style-name="N0"/>
    <style:style style:name="ce44" style:family="table-cell" style:parent-style-name="CalcResult"/>
    <style:style style:name="ce45" style:family="table-cell" style:parent-style-name="CalcResult"/>
    <style:style style:name="ce46" style:family="table-cell" style:parent-style-name="CalcResultScientific"/>
    <style:style style:name="ce47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Calc">
      <style:text-properties style:font-name="DejaVu Sans2"/>
    </style:style>
    <style:style style:name="ce49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Input"/>
    <style:style style:name="ce77" style:family="table-cell" style:parent-style-name="Calc"/>
    <style:style style:name="ce78" style:family="table-cell" style:parent-style-name="CalcResult"/>
    <style:style style:name="ce14" style:family="table-cell" style:parent-style-name="Calc"/>
    <style:style style:name="ce15" style:family="table-cell" style:parent-style-name="Input"/>
    <style:style style:name="ce55" style:family="table-cell" style:parent-style-name="CalcBoxBottom"/>
    <style:style style:name="ce56" style:family="table-cell" style:parent-style-name="CalcResult"/>
    <style:style style:name="ce81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CalcResult"/>
    <style:style style:name="ce59" style:family="table-cell" style:parent-style-name="Calc">
      <style:text-properties style:font-name="DejaVu Sans2" style:font-name-asian="DejaVu Sans2" style:font-name-complex="DejaVu Sans2"/>
    </style:style>
    <style:style style:name="ce60" style:family="table-cell" style:parent-style-name="CalcResultScientific">
      <style:text-properties style:font-name="DejaVu Sans3" style:font-name-asian="DejaVu Sans3" style:font-name-complex="DejaVu Sans3"/>
    </style:style>
    <style:style style:name="ce61" style:family="table-cell" style:parent-style-name="Input">
      <style:text-properties style:font-name="DejaVu Sans3" style:font-name-complex="DejaVu Sans3"/>
    </style:style>
    <style:style style:name="ce62" style:family="table-cell" style:parent-style-name="Calc">
      <style:text-properties style:font-name="DejaVu Sans3" style:font-name-complex="DejaVu Sans3"/>
    </style:style>
    <style:style style:name="ce63" style:family="table-cell" style:parent-style-name="CalcResultScientific"/>
    <style:style style:name="ce64" style:family="table-cell" style:parent-style-name="Calc"/>
    <style:style style:name="ce65" style:family="table-cell" style:parent-style-name="CalcResult"/>
    <style:style style:name="ce79" style:family="table-cell" style:parent-style-name="CalcBoxBottom"/>
    <style:style style:name="ce80" style:family="table-cell" style:parent-style-name="CalcResult"/>
    <style:style style:name="ce82" style:family="table-cell" style:parent-style-name="CalcSeparator"/>
    <style:style style:name="ce83" style:family="table-cell" style:parent-style-name="Calc"/>
    <style:style style:name="ce89" style:family="table-cell" style:parent-style-name="CalcBoxBottom"/>
    <style:style style:name="ce90" style:family="table-cell" style:parent-style-name="Calc" style:data-style-name="N0"/>
    <style:style style:name="ce91" style:family="table-cell" style:parent-style-name="CalcBoxBottom" style:data-style-name="N0"/>
    <style:style style:name="ce92" style:family="table-cell" style:parent-style-name="CalcResult"/>
    <style:style style:name="ce94" style:family="table-cell" style:parent-style-name="CalcResult" style:data-style-name="N0"/>
    <style:style style:name="ce95" style:family="table-cell" style:parent-style-name="CalcResult" style:data-style-name="N0"/>
    <style:style style:name="ce97" style:family="table-cell" style:parent-style-name="CalcResult"/>
    <style:style style:name="ce103" style:family="table-cell" style:parent-style-name="CalcResult" style:data-style-name="N0"/>
    <style:style style:name="T1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ans"/>
    </style:style>
    <style:style style:name="T3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40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47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40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41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Distance to star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42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4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Abs. mag.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40" table:formula="of:=IF([.E29] &gt;= 1000; FIXED([.E29]; 0); ROUND([.E29]; 2))" office:value-type="float" office:value="85.51" calcext:value-type="float">
            <text:p>85,51</text:p>
          </table:table-cell>
          <table:table-cell table:style-name="ce48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41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5">
          <table:table-cell/>
          <table:table-cell table:style-name="Calc" office:value-type="string" calcext:value-type="string">
            <text:p>Mass:</text:p>
          </table:table-cell>
          <table:table-cell table:style-name="Input" office:value-type="float" office:value="1" calcext:value-type="float">
            <text:p>1</text:p>
          </table:table-cell>
          <table:table-cell table:style-name="ce49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:</text:p>
          </table:table-cell>
          <table:table-cell table:style-name="ce44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49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44" table:formula="of:=FIXED([.G39]; 2)" office:value-type="string" office:string-value="4,83" calcext:value-type="string">
            <text:p>4,83</text:p>
          </table:table-cell>
          <table:table-cell table:style-name="ce49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44" table:formula="of:=FIXED([.G40] * RadiusSun; 0)" office:value-type="string" office:string-value="696.340" calcext:value-type="string">
            <text:p>696.340</text:p>
          </table:table-cell>
          <table:table-cell table:style-name="ce49" office:value-type="string" calcext:value-type="string">
            <text:p>km, or</text:p>
          </table:table-cell>
          <table:table-cell table:style-name="ce44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3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45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44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44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44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44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44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46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76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77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8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8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8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8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1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15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:</text:p>
          </table:table-cell>
          <table:table-cell table:style-name="ce78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55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body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56" table:formula="of:=FIXED([.E25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4] * 1000)^3) / (GravitationalConstant * ([.C23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6" table:formula="of:=COM.MICROSOFT.CONCAT([.E26]; &quot;d &quot;; [.F26]; &quot;h &quot;; [.G26]; &quot;m &quot;; [.H26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5] / 86400)" office:value-type="float" office:value="365" calcext:value-type="float">
            <text:p>365</text:p>
          </table:table-cell>
          <table:table-cell table:style-name="InterimResult" table:formula="of:=INT(([.C25] - ([.E26] * 86400)) / 3600)" office:value-type="float" office:value="6" calcext:value-type="float">
            <text:p>6</text:p>
          </table:table-cell>
          <table:table-cell table:style-name="InterimResult" table:formula="of:=INT((([.C25] - ([.E26] * 86400)) - ([.F26] * 3600)) / 60)" office:value-type="float" office:value="11" calcext:value-type="float">
            <text:p>11</text:p>
          </table:table-cell>
          <table:table-cell table:style-name="InterimResult" table:formula="of:=[.C25] - ( [.E26] * 86400 ) - ([.F26] * 3600) - ([.G26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3">L☉, </text:span>equivalent to</text:p>
          </table:table-cell>
          <table:table-cell table:style-name="CalcResult" table:formula="of:=IFERROR(FIXED([.G32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2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3">L☉, </text:span>equivalent to</text:p>
          </table:table-cell>
          <table:table-cell table:style-name="CalcResult" table:formula="of:=IFERROR(FIXED([.G33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3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56" table:formula="of:=FIXED([.G34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4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Bond albedo</text:p>
          </table:table-cell>
          <table:table-cell table:style-name="Input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Atmosph. absorption</text:p>
          </table:table-cell>
          <table:table-cell table:style-name="Input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8" table:formula="of:=IF([.G38] &gt;= 1000; FIXED([.G38]; 0); ROUND([.G38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8" table:formula="of:=IF([.G39] &gt;= 1000; FIXED([.G39]; 0); ROUND([.G39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2] + [.C33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8" table:formula="of:=FIXED([.G38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8" table:formula="of:=FIXED([.G39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2] + [.C33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56" table:formula="of:=FIXED([.G41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56" table:formula="of:=FIXED([.G41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5]) * (LuminositySun * ([.C32] + [.C33]))) / (16 * PI() * ([.C34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56" table:formula="of:=FIXED([.G42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56" table:formula="of:=FIXED([.G42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1] * (1 / (1 - ([.C36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:</text:p>
          </table:table-cell>
          <table:table-cell table:style-name="ce56" table:formula="of:=COM.MICROSOFT.IFS([.H44] &lt; 10; ROUND([.H44]; 4); [.H44] &lt; 100; ROUND([.H44]; 2); [.H44] &gt;= 100; FIXED([.H44]; 0))" office:value-type="string" office:string-value="400.000" calcext:value-type="string">
            <text:p>400.000</text:p>
          </table:table-cell>
          <table:table-cell table:style-name="ce48" office:value-type="string" calcext:value-type="string">
            <text:p>× full Moon or</text:p>
          </table:table-cell>
          <table:table-cell table:style-name="ce56" table:formula="of:=COM.MICROSOFT.IFS([.I44] &lt; 10; ROUND([.I44]; 4); [.I44] &lt; 100; ROUND([.I44]; 2); [.I44] &gt;= 100; FIXED([.I44]; 0))" office:value-type="string" office:string-value="10.000" calcext:value-type="string">
            <text:p>10.000</text:p>
          </table:table-cell>
          <table:table-cell table:style-name="ce81" office:value-type="string" calcext:value-type="string">
            <text:p>× street light or</text:p>
          </table:table-cell>
          <table:table-cell table:style-name="InterimResult" table:formula="of:=([.C32] + [.C33]) / [.C34]^2" office:value-type="float" office:value="1" calcext:value-type="float">
            <text:p>1</text:p>
          </table:table-cell>
          <table:table-cell table:style-name="InterimResult" table:formula="of:=[.G44] * (IllumDirectSun / IllumFullMoon)" office:value-type="float" office:value="400000" calcext:value-type="float">
            <text:p>400000</text:p>
          </table:table-cell>
          <table:table-cell table:style-name="InterimResult" table:formula="of:=[.G44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56" table:formula="of:=COM.MICROSOFT.IFS([.H45] &lt; 10; ROUND([.H45]; 4); [.H45] &lt; 100; ROUND([.H45]; 2); [.H45] &gt;= 100; FIXED([.H45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3">×</text:span> sunset or</text:p>
          </table:table-cell>
          <table:table-cell table:style-name="ce56" table:formula="of:=COM.MICROSOFT.IFS([.I45] &lt; 10; ROUND([.I45]; 4); [.I45] &lt; 100; ROUND([.I45]; 2); [.I45] &gt;= 100; FIXED([.I45]; 0))" office:value-type="float" office:value="5" calcext:value-type="float">
            <text:p>5</text:p>
          </table:table-cell>
          <table:table-cell table:style-name="ce48" office:value-type="string" calcext:value-type="string">
            <text:p>× daylight or</text:p>
          </table:table-cell>
          <table:table-cell table:style-name="InterimResult"/>
          <table:table-cell table:style-name="InterimResult" table:formula="of:=[.G44] * (IllumDirectSun / IllumSunset)" office:value-type="float" office:value="250" calcext:value-type="float">
            <text:p>250</text:p>
          </table:table-cell>
          <table:table-cell table:style-name="InterimResult" table:formula="of:=[.G44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56" table:formula="of:=COM.MICROSOFT.IFS([.G44] &lt; 10; ROUND([.G44]; 4); [.G44] &lt; 100; ROUND([.G44]; 2); [.G44] &gt;= 100; FIXED([.G44]; 0))" office:value-type="float" office:value="1" calcext:value-type="float">
            <text:p>1</text:p>
          </table:table-cell>
          <table:table-cell table:style-name="ce48" office:value-type="string" calcext:value-type="string">
            <text:p>× direct sun or</text:p>
          </table:table-cell>
          <table:table-cell table:style-name="ce56" table:formula="of:=FIXED([.G46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4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lanet radius:</text:p>
          </table:table-cell>
          <table:table-cell table:style-name="Input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Input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Input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55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2]^2 * ([.C53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56] &gt;= 1000; FIXED([.E56]; 0); ROUND([.E56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4] * 1000000) / [.E55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Input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4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2] * 1000000) / [.C63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14:Planet.C18 Planet.C38:Planet.C39 Planet.E38:Planet.E39 Planet.C9:Planet.C13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5:Planet.C26 Planet.C38:Planet.C39 Planet.C41:Planet.C42 Planet.C44:Planet.C46 Planet.E34:Planet.E34 Planet.E38:Planet.E39 Planet.E41:Planet.E42 Planet.E44:Planet.E46 Planet.C12:Planet.C13 Planet.E13:Planet.E13">
            <calcext:condition calcext:apply-style-name="CalcError" calcext:value="is-error" calcext:base-cell-address="Planet.C12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Radius:</text:p>
          </table:table-cell>
          <table:table-cell table:style-name="Input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Bond albedo:</text:p>
          </table:table-cell>
          <table:table-cell table:style-name="Input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:</text:p>
          </table:table-cell>
          <table:table-cell table:style-name="Input" office:value-type="float" office:value="1" calcext:value-type="float">
            <text:p>1</text:p>
          </table:table-cell>
          <table:table-cell table:style-name="ce59" office:value-type="string" calcext:value-type="string">
            <text:p><text:span text:style-name="T4">× </text:span>☉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48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7" calcext:value-type="float">
            <text:p>0,999887246955657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48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48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48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48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48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48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48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planet:</text:p>
          </table:table-cell>
          <table:table-cell table:style-name="Input" office:value-type="float" office:value="1" calcext:value-type="float">
            <text:p>1</text:p>
          </table:table-cell>
          <table:table-cell table:style-name="ce59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58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8" table:formula="of:=COM.MICROSOFT.CONCAT([.E27]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alc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🔥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iameter:</text:p>
          </table:table-cell>
          <table:table-cell table:style-name="Input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ensity:</text:p>
          </table:table-cell>
          <table:table-cell table:style-name="Input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60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61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63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3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4">×</text:span> lightning bolt or</text:p>
          </table:table-cell>
          <table:table-cell table:style-name="ce63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4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63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4">×</text:span> Tsar Bomba or</text:p>
          </table:table-cell>
          <table:table-cell table:style-name="ce63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63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major solar flare or</text:p>
          </table:table-cell>
          <table:table-cell table:style-name="ce63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6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65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65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80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79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97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82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83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Input" office:value-type="float" office:value="10" calcext:value-type="float">
            <text:p>10</text:p>
          </table:table-cell>
          <table:table-cell table:style-name="ce83" office:value-type="string" calcext:value-type="string">
            <text:p>parsec =</text:p>
          </table:table-cell>
          <table:table-cell table:style-name="ce97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89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Input" office:value-type="float" office:value="1" calcext:value-type="float">
            <text:p>1</text:p>
          </table:table-cell>
          <table:table-cell table:style-name="ce90" office:value-type="string" calcext:value-type="string">
            <text:p>parsec/h =</text:p>
          </table:table-cell>
          <table:table-cell table:style-name="ce103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91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FTL factor:</text:p>
          </table:table-cell>
          <table:table-cell table:style-name="Input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92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4" table:formula="of:=COM.MICROSOFT.CONCAT([.E27]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89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locity:</text:p>
          </table:table-cell>
          <table:table-cell table:style-name="Input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95" table:formula="of:=ROUND([.E34]; 4)" office:value-type="float" office:value="1.1547" calcext:value-type="float">
            <text:p>1,1547</text:p>
          </table:table-cell>
          <table:table-cell table:style-name="ce48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95" table:formula="of:=ROUND(1 / [.E34]; 4)" office:value-type="float" office:value="0.866" calcext:value-type="float">
            <text:p>0,866</text:p>
          </table:table-cell>
          <table:table-cell table:style-name="ce48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 style:data-style-name="N2" text:time-value="20:10:15.5629755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526" meta:object-count="0"/>
  </office:meta>
</office:document-meta>
</file>